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1.251cm" fo:margin-right="0cm" fo:line-height="115%" fo:text-align="justify" style:justify-single-word="false" fo:text-indent="0cm" style:auto-text-indent="false"/>
      <style:text-properties style:font-name="Arial1" officeooo:rsid="0018aa38" officeooo:paragraph-rsid="0018aa38"/>
    </style:style>
    <style:style style:name="P2" style:family="paragraph" style:parent-style-name="Standard">
      <style:paragraph-properties fo:line-height="115%" fo:text-align="justify" style:justify-single-word="false"/>
      <style:text-properties style:font-name="Arial1" officeooo:rsid="0018aa38" officeooo:paragraph-rsid="0018aa38"/>
    </style:style>
    <style:style style:name="P3" style:family="paragraph" style:parent-style-name="Standard" style:list-style-name="L6">
      <style:paragraph-properties fo:line-height="115%" fo:text-align="justify" style:justify-single-word="false"/>
      <style:text-properties style:font-name="Arial1" officeooo:rsid="0018aa38" officeooo:paragraph-rsid="0018aa38"/>
    </style:style>
    <style:style style:name="P4" style:family="paragraph" style:parent-style-name="Standard" style:list-style-name="L6">
      <style:paragraph-properties fo:line-height="115%" fo:text-align="justify" style:justify-single-word="false"/>
      <style:text-properties style:font-name="Arial1" officeooo:rsid="0018aa38" officeooo:paragraph-rsid="001a11a3"/>
    </style:style>
    <style:style style:name="P5" style:family="paragraph" style:parent-style-name="Standard" style:list-style-name="L2">
      <style:paragraph-properties fo:line-height="115%" fo:text-align="justify" style:justify-single-word="false"/>
      <style:text-properties style:font-name="Arial1" officeooo:rsid="0018623a" officeooo:paragraph-rsid="0018623a"/>
    </style:style>
    <style:style style:name="P6" style:family="paragraph" style:parent-style-name="Standard">
      <style:paragraph-properties fo:line-height="115%" fo:text-align="justify" style:justify-single-word="false"/>
      <style:text-properties style:font-name="Arial1" officeooo:rsid="0018623a" officeooo:paragraph-rsid="0018623a"/>
    </style:style>
    <style:style style:name="P7" style:family="paragraph" style:parent-style-name="Standard">
      <style:paragraph-properties fo:line-height="115%" fo:text-align="center" style:justify-single-word="false"/>
      <style:text-properties style:font-name="Arial1" fo:font-size="16pt" fo:font-weight="bold" officeooo:rsid="0018aa38" officeooo:paragraph-rsid="0018aa38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size="14pt" style:text-underline-style="solid" style:text-underline-width="auto" style:text-underline-color="font-color" style:font-size-asian="14pt" style:font-size-complex="14pt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size="14pt" style:text-underline-style="solid" style:text-underline-width="auto" style:text-underline-color="font-color" officeooo:paragraph-rsid="0018aa38" style:font-size-asian="14pt" style:font-size-complex="14pt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size="14pt" style:text-underline-style="solid" style:text-underline-width="auto" style:text-underline-color="font-color" officeooo:rsid="0018aa38" officeooo:paragraph-rsid="0018aa38" style:font-size-asian="14pt" style:font-size-complex="14pt"/>
    </style:style>
    <style:style style:name="P11" style:family="paragraph" style:parent-style-name="Standard">
      <style:paragraph-properties fo:line-height="115%"/>
      <style:text-properties style:font-name="Arial1"/>
    </style:style>
    <style:style style:name="P12" style:family="paragraph" style:parent-style-name="Standard" style:list-style-name="L1">
      <style:paragraph-properties fo:line-height="115%" fo:text-align="justify" style:justify-single-word="false"/>
      <style:text-properties style:font-name="Arial1" officeooo:paragraph-rsid="00170c75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14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font-name="Arial1" officeooo:paragraph-rsid="0018aa38"/>
    </style:style>
    <style:style style:name="P15" style:family="paragraph" style:parent-style-name="Standard">
      <style:paragraph-properties fo:margin-left="1.251cm" fo:margin-right="0cm" fo:line-height="115%" fo:text-align="justify" style:justify-single-word="false" fo:text-indent="0cm" style:auto-text-indent="false"/>
      <style:text-properties style:font-name="Arial1" officeooo:paragraph-rsid="0018aa38"/>
    </style:style>
    <style:style style:name="P16" style:family="paragraph" style:parent-style-name="Standard" style:list-style-name="L2">
      <style:paragraph-properties fo:line-height="115%" fo:text-align="justify" style:justify-single-word="false"/>
      <style:text-properties style:font-name="Arial1" officeooo:paragraph-rsid="001b62c9"/>
    </style:style>
    <style:style style:name="P17" style:family="paragraph" style:parent-style-name="Standard" style:list-style-name="L2">
      <style:paragraph-properties fo:line-height="115%" fo:text-align="justify" style:justify-single-word="false"/>
      <style:text-properties style:font-name="Arial1" officeooo:paragraph-rsid="001d43ab"/>
    </style:style>
    <style:style style:name="P18" style:family="paragraph" style:parent-style-name="Standard" style:list-style-name="L2">
      <style:paragraph-properties fo:line-height="115%" fo:text-align="justify" style:justify-single-word="false"/>
      <style:text-properties style:font-name="Arial1" officeooo:paragraph-rsid="00170c75"/>
    </style:style>
    <style:style style:name="P19" style:family="paragraph" style:parent-style-name="Standard" style:list-style-name="L5">
      <style:paragraph-properties fo:line-height="115%" fo:text-align="justify" style:justify-single-word="false"/>
      <style:text-properties style:font-name="Arial1" officeooo:paragraph-rsid="0018aa38"/>
    </style:style>
    <style:style style:name="P20" style:family="paragraph" style:parent-style-name="Standard" style:list-style-name="L5">
      <style:paragraph-properties fo:line-height="115%" fo:text-align="justify" style:justify-single-word="false"/>
      <style:text-properties style:font-name="Arial1" officeooo:rsid="001b62c9" officeooo:paragraph-rsid="001b62c9"/>
    </style:style>
    <style:style style:name="P21" style:family="paragraph" style:parent-style-name="Standard" style:list-style-name="L2">
      <style:paragraph-properties fo:line-height="115%" fo:text-align="justify" style:justify-single-word="false"/>
      <style:text-properties style:font-name="Arial1" fo:font-style="italic" officeooo:paragraph-rsid="001d43ab" style:font-style-asian="italic" style:font-style-complex="italic"/>
    </style:style>
    <style:style style:name="P22" style:family="paragraph" style:parent-style-name="Standard" style:list-style-name="L2">
      <style:paragraph-properties fo:line-height="115%" fo:text-align="justify" style:justify-single-word="false"/>
      <style:text-properties style:font-name="Arial1" fo:font-style="normal" fo:font-weight="bold" officeooo:rsid="001d43ab" officeooo:paragraph-rsid="001d43ab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18aa38"/>
    </style:style>
    <style:style style:name="P24" style:family="paragraph" style:parent-style-name="Standard" style:list-style-name="L4">
      <style:paragraph-properties fo:line-height="115%" fo:text-align="justify" style:justify-single-word="false"/>
      <style:text-properties officeooo:paragraph-rsid="0018aa38"/>
    </style:style>
    <style:style style:name="P25" style:family="paragraph" style:parent-style-name="Standard" style:list-style-name="L2">
      <style:paragraph-properties fo:line-height="115%" fo:text-align="justify" style:justify-single-word="false"/>
      <style:text-properties officeooo:paragraph-rsid="001d43ab"/>
    </style:style>
    <style:style style:name="P26" style:family="paragraph" style:parent-style-name="Standard" style:list-style-name="L2">
      <style:paragraph-properties fo:line-height="115%" fo:text-align="justify" style:justify-single-word="false"/>
      <style:text-properties fo:font-weight="bold" officeooo:paragraph-rsid="001d43ab" style:font-weight-asian="bold" style:font-weight-complex="bold"/>
    </style:style>
    <style:style style:name="T1" style:family="text">
      <style:text-properties officeooo:rsid="0018aa38"/>
    </style:style>
    <style:style style:name="T2" style:family="text">
      <style:text-properties style:font-name="Arial1"/>
    </style:style>
    <style:style style:name="T3" style:family="text">
      <style:text-properties style:font-name="Arial1" officeooo:rsid="0018aa38"/>
    </style:style>
    <style:style style:name="T4" style:family="text">
      <style:text-properties style:font-name="Arial1" officeooo:rsid="001d43ab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8aa38" style:font-size-asian="14pt" style:font-weight-asian="bold" style:font-size-complex="14pt" style:font-weight-complex="bold"/>
    </style:style>
    <style:style style:name="T7" style:family="text">
      <style:text-properties officeooo:rsid="001b62c9"/>
    </style:style>
    <style:style style:name="T8" style:family="text">
      <style:text-properties fo:font-style="italic" officeooo:rsid="001b62c9" style:font-style-asian="italic" style:font-style-complex="italic"/>
    </style:style>
    <style:style style:name="T9" style:family="text">
      <style:text-properties fo:font-style="italic" officeooo:rsid="001d43ab" style:font-style-asian="italic" style:font-style-complex="italic"/>
    </style:style>
    <style:style style:name="T10" style:family="text">
      <style:text-properties officeooo:rsid="001d43ab"/>
    </style:style>
    <style:style style:name="T11" style:family="text">
      <style:text-properties officeooo:rsid="001d6a85"/>
    </style:style>
    <style:style style:name="T12" style:family="text">
      <style:text-properties officeooo:rsid="001f4440"/>
    </style:style>
    <style:style style:name="T13" style:family="text">
      <style:text-properties officeooo:rsid="002006a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éunion de lancement du Projet Tutoré</text:p>
      <text:p text:style-name="P11"/>
      <text:p text:style-name="P8">Ordre du jour</text:p>
      <text:list text:style-name="L1">
        <text:list-item>
          <text:p text:style-name="P12">GitHub</text:p>
        </text:list-item>
        <text:list-item>
          <text:p text:style-name="P12">Deadline et organisation grossière</text:p>
        </text:list-item>
        <text:list-item>
          <text:p text:style-name="P12">Planification fiche PT</text:p>
        </text:list-item>
      </text:list>
      <text:p text:style-name="P13"/>
      <text:p text:style-name="P9"><text:span text:style-name="T1">Choix de n</text:span>om</text:p>
      <text:p text:style-name="P14"><text:span text:style-name="T1">Décision de choisir le nom pour le site de </text:span><text:span text:style-name="T7">e-</text:span><text:span text:style-name="T1">commerce, qui sera aussi le nom du projet.</text:span></text:p>
      <text:p text:style-name="P15"><text:span text:style-name="T1">Retenu : </text:span><text:span text:style-name="T5">Wizards </text:span><text:span text:style-name="T6">&amp;</text:span><text:span text:style-name="T5"> Dices </text:span><text:span text:style-name="T6">(w</text:span><text:span text:style-name="T5">izards </text:span><text:span text:style-name="T6">and</text:span><text:span text:style-name="T5"> </text:span><text:span text:style-name="T6">d</text:span><text:span text:style-name="T5">ices</text:span><text:span text:style-name="T6">)</text:span></text:p>
      <text:p text:style-name="P23"><text:span text:style-name="T3">Choisi par </text:span><text:span text:style-name="T2">Sondage entre : </text:span></text:p>
      <text:list text:style-name="L4">
        <text:list-item>
          <text:p text:style-name="P24"><text:span text:style-name="T2">Wizards Of The Drôme → </text:span><text:span text:style-name="T3">1 vote</text:span></text:p>
        </text:list-item>
        <text:list-item>
          <text:p text:style-name="P24"><text:span text:style-name="T2">Wizards And Dices → </text:span><text:span text:style-name="T3">3 votes</text:span></text:p>
        </text:list-item>
        <text:list-item>
          <text:p text:style-name="P24"><text:span text:style-name="T2">Nerd'E'Commerce</text:span></text:p>
        </text:list-item>
        <text:list-item>
          <text:p text:style-name="P24"><text:span text:style-name="T2">Spells And Swords &lt; OU &gt; Spells And Daggers</text:span></text:p>
        </text:list-item>
      </text:list>
      <text:p text:style-name="P1">Note : <text:span text:style-name="T7">r</text:span>ègles de nomenclature, charte graphique, etc … ⇒ À définir</text:p>
      <text:p text:style-name="P13"/>
      <text:p text:style-name="P8"><text:span text:style-name="T1">Création du </text:span>GitHub</text:p>
      <text:list xml:id="list1031106403" text:style-name="L2">
        <text:list-header>
          <text:p text:style-name="P26"><text:span text:style-name="T4">Bonnes pratiques :</text:span></text:p>
          <text:list>
            <text:list-item>
              <text:p text:style-name="P25"><text:span text:style-name="T2">QUAND ON BOSSE SUR QUOI QUE ÇA SOIT ⇒ NOUVELLE BRANCHE<text:line-break/></text:span><text:span text:style-name="T4">NE</text:span><text:span text:style-name="T2"> </text:span><text:span text:style-name="T4">J</text:span><text:span text:style-name="T2">AMAIS POUSSER DIRECTEMENT SUR LA BRANCHE MAÎTRE</text:span></text:p>
              <text:list>
                <text:list-header>
                  <text:p text:style-name="P16"><text:span text:style-name="T8">À </text:span><text:span text:style-name="T9">re</text:span><text:span text:style-name="T8">préciser</text:span></text:p>
                </text:list-header>
              </text:list>
            </text:list-item>
            <text:list-item>
              <text:p text:style-name="P16">Quand <text:span text:style-name="T7">on rencontre un « </text:span>conflit de merge » : <text:span text:style-name="T7">le </text:span>même doc<text:span text:style-name="T7">ument</text:span> <text:span text:style-name="T7">est </text:span>modifié par 2 utilisateurs différents </text:p>
              <text:list>
                <text:list-header>
                  <text:p text:style-name="P16"><text:span text:style-name="T10">⇒ </text:span><text:span text:style-name="T7">Possibilité</text:span> de fusionner les 2 changements </text:p>
                </text:list-header>
              </text:list>
            </text:list-item>
          </text:list>
          <text:p text:style-name="P22">Création du reposity :</text:p>
          <text:list text:continue-numbering="true">
            <text:list-item>
              <text:p text:style-name="P17">Création du répos : nom du projet</text:p>
              <text:p text:style-name="P21">Chacun <text:span text:style-name="T13">de son côté</text:span></text:p>
              <text:list>
                <text:list-item>
                  <text:p text:style-name="P18">Création de nos comptes <text:span text:style-name="T12">Git</text:span></text:p>
                </text:list-item>
                <text:list-item>
                  <text:p text:style-name="P18">Installation de Git et GitKraken</text:p>
                </text:list-item>
                <text:list-item>
                  <text:p text:style-name="P18">Création d'une clé public/privé et association au compte GitHub pour authentification sécurisé q<text:span text:style-name="T12">uand</text:span> Git fait des commit/push/etc</text:p>
                </text:list-item>
              </text:list>
            </text:list-item>
            <text:list-item>
              <text:p text:style-name="P5">Clonage du répos <text:span text:style-name="T11">en local</text:span></text:p>
            </text:list-item>
            <text:list-item>
              <text:p text:style-name="P5">Explication de la méthodologie à suivre pour commit, pull et merge</text:p>
            </text:list-item>
          </text:list>
        </text:list-header>
      </text:list>
      <text:p text:style-name="P6"/>
      <text:p text:style-name="P10">Prochaine réunion</text:p>
      <text:p text:style-name="P2">Sujet non-abordé pendant cette réunion (à traiter à la prochaine réunion) :</text:p>
      <text:list xml:id="list2904671018" text:style-name="L5">
        <text:list-item>
          <text:p text:style-name="P20">Revue GitHub</text:p>
        </text:list-item>
        <text:list-item>
          <text:p text:style-name="P19">Deadline et organisation grossière</text:p>
        </text:list-item>
        <text:list-item>
          <text:p text:style-name="P19">Planification fiche PT</text:p>
        </text:list-item>
      </text:list>
      <text:p text:style-name="P2">Nouveaux sujets : </text:p>
      <text:list text:style-name="L6">
        <text:list-item>
          <text:p text:style-name="P3">Définition de règles graphiques (basique à minima)</text:p>
        </text:list-item>
        <text:list-item>
          <text:p text:style-name="P4">Répartition des rôles et dynamique général<text:span text:style-name="T7">e</text:span> du proje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19:51:51.373000000</meta:creation-date>
    <dc:date>2024-10-09T21:03:39.709000000</dc:date>
    <meta:editing-duration>PT58M24S</meta:editing-duration>
    <meta:editing-cycles>9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36" meta:word-count="262" meta:character-count="1423" meta:non-whitespace-character-count="1218"/>
  </office:meta>
</office:document-meta>
</file>